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5.415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2.224cm"/>
    </style:style>
    <style:style style:name="co6" style:family="table-column">
      <style:table-column-properties fo:break-before="auto" style:column-width="2.307cm"/>
    </style:style>
    <style:style style:name="co7" style:family="table-column">
      <style:table-column-properties fo:break-before="auto" style:column-width="1.337cm"/>
    </style:style>
    <style:style style:name="co8" style:family="table-column">
      <style:table-column-properties fo:break-before="auto" style:column-width="2.501cm"/>
    </style:style>
    <style:style style:name="co9" style:family="table-column">
      <style:table-column-properties fo:break-before="auto" style:column-width="2.141cm"/>
    </style:style>
    <style:style style:name="co10" style:family="table-column">
      <style:table-column-properties fo:break-before="auto" style:column-width="1.531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1.82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3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joueurs_min</text:p>
          </table:table-cell>
          <table:table-cell office:value-type="string">
            <text:p>joueurs_max</text:p>
          </table:table-cell>
          <table:table-cell office:value-type="string">
            <text:p>duree_min</text:p>
          </table:table-cell>
          <table:table-cell office:value-type="string">
            <text:p>duree_max</text:p>
          </table:table-cell>
          <table:table-cell office:value-type="string">
            <text:p>favori</text:p>
          </table:table-cell>
          <table:table-cell office:value-type="string">
            <text:p>jamais_joué</text:p>
          </table:table-cell>
          <table:table-cell office:value-type="string">
            <text:p>competitif</text:p>
          </table:table-cell>
          <table:table-cell office:value-type="string">
            <text:p>equipe</text:p>
          </table:table-cell>
          <table:table-cell office:value-type="string">
            <text:p>coop</text:p>
          </table:table-cell>
          <table:table-cell table:number-columns-repeated="1013"/>
        </table:table-row>
        <table:table-row table:style-name="ro2">
          <table:table-cell office:value-type="string">
            <text:p>2</text:p>
          </table:table-cell>
          <table:table-cell office:value-type="string">
            <text:p>Happy city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table:number-columns-repeated="2" office:value-type="string">
            <text:p>30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3</text:p>
          </table:table-cell>
          <table:table-cell office:value-type="string">
            <text:p>seventh sea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90</text:p>
          </table:table-cell>
          <table:table-cell office:value-type="string">
            <text:p>120</text:p>
          </table:table-cell>
          <table:table-cell/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4</text:p>
          </table:table-cell>
          <table:table-cell office:value-type="string">
            <text:p>Dobble JO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table:number-columns-repeated="2" office:value-type="string">
            <text:p>5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5</text:p>
          </table:table-cell>
          <table:table-cell office:value-type="string">
            <text:p>Codex naturali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2" office:value-type="string">
            <text:p>25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6</text:p>
          </table:table-cell>
          <table:table-cell office:value-type="string">
            <text:p>Cartographers</text:p>
          </table:table-cell>
          <table:table-cell office:value-type="string">
            <text:p>1</text:p>
          </table:table-cell>
          <table:table-cell office:value-type="string">
            <text:p>100</text:p>
          </table:table-cell>
          <table:table-cell office:value-type="string">
            <text:p>30</text:p>
          </table:table-cell>
          <table:table-cell office:value-type="string">
            <text:p>45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7</text:p>
          </table:table-cell>
          <table:table-cell office:value-type="string">
            <text:p>Terraforming Mars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90</text:p>
          </table:table-cell>
          <table:table-cell office:value-type="string">
            <text:p>120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8</text:p>
          </table:table-cell>
          <table:table-cell office:value-type="string">
            <text:p>Shamans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table:number-columns-repeated="2" office:value-type="string">
            <text:p>40</text:p>
          </table:table-cell>
          <table:table-cell/>
          <table:table-cell office:value-type="string">
            <text:p>0</text:p>
          </table:table-cell>
          <table:table-cell table:number-columns-repeated="2"/>
          <table:table-cell office:value-type="string">
            <text:p>2</text:p>
          </table:table-cell>
          <table:table-cell table:number-columns-repeated="1013"/>
        </table:table-row>
        <table:table-row table:style-name="ro2">
          <table:table-cell office:value-type="string">
            <text:p>9</text:p>
          </table:table-cell>
          <table:table-cell office:value-type="string">
            <text:p>Northgard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60</text:p>
          </table:table-cell>
          <table:table-cell office:value-type="string">
            <text:p>90</text:p>
          </table:table-cell>
          <table:table-cell/>
          <table:table-cell office:value-type="string">
            <text:p>0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10</text:p>
          </table:table-cell>
          <table:table-cell office:value-type="string">
            <text:p>Federat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0</text:p>
          </table:table-cell>
          <table:table-cell office:value-type="string">
            <text:p>120</text:p>
          </table:table-cell>
          <table:table-cell/>
          <table:table-cell office:value-type="string">
            <text:p>0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11</text:p>
          </table:table-cell>
          <table:table-cell office:value-type="string">
            <text:p>Ettin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table:number-columns-repeated="2" office:value-type="string">
            <text:p>45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2</text:p>
          </table:table-cell>
          <table:table-cell table:number-columns-repeated="1013"/>
        </table:table-row>
        <table:table-row table:style-name="ro2">
          <table:table-cell office:value-type="string">
            <text:p>12</text:p>
          </table:table-cell>
          <table:table-cell office:value-type="string">
            <text:p>Wyrmspan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table:number-columns-repeated="2" office:value-type="string">
            <text:p>90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13</text:p>
          </table:table-cell>
          <table:table-cell office:value-type="string">
            <text:p>Ordre de Veiel deck building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table:number-columns-repeated="2" office:value-type="string">
            <text:p>90</text:p>
          </table:table-cell>
          <table:table-cell/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14</text:p>
          </table:table-cell>
          <table:table-cell office:value-type="string">
            <text:p>Dig your way out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table:number-columns-repeated="2" office:value-type="string">
            <text:p>45</text:p>
          </table:table-cell>
          <table:table-cell/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15</text:p>
          </table:table-cell>
          <table:table-cell office:value-type="string">
            <text:p>Siege storm</text:p>
          </table:table-cell>
          <table:table-cell table:number-columns-repeated="2" office:value-type="string">
            <text:p>2</text:p>
          </table:table-cell>
          <table:table-cell table:number-columns-repeated="2" office:value-type="string">
            <text:p>30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16</text:p>
          </table:table-cell>
          <table:table-cell office:value-type="string">
            <text:p>Ra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90</text:p>
          </table:table-cell>
          <table:table-cell office:value-type="string">
            <text:p>120</text:p>
          </table:table-cell>
          <table:table-cell/>
          <table:table-cell office:value-type="string">
            <text:p>0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17</text:p>
          </table:table-cell>
          <table:table-cell office:value-type="string">
            <text:p>La route des épices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30</text:p>
          </table:table-cell>
          <table:table-cell office:value-type="string">
            <text:p>45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18</text:p>
          </table:table-cell>
          <table:table-cell office:value-type="string">
            <text:p>Les tyrans de l'ombreterr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2" office:value-type="string">
            <text:p>90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19</text:p>
          </table:table-cell>
          <table:table-cell office:value-type="string">
            <text:p>Les pionnier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45</text:p>
          </table:table-cell>
          <table:table-cell office:value-type="string">
            <text:p>75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20</text:p>
          </table:table-cell>
          <table:table-cell office:value-type="string">
            <text:p>Skyteam</text:p>
          </table:table-cell>
          <table:table-cell table:number-columns-repeated="2" office:value-type="string">
            <text:p>2</text:p>
          </table:table-cell>
          <table:table-cell table:number-columns-repeated="2" office:value-type="string">
            <text:p>20</text:p>
          </table:table-cell>
          <table:table-cell/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21</text:p>
          </table:table-cell>
          <table:table-cell office:value-type="string">
            <text:p>Decrypto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table:number-columns-repeated="2" office:value-type="string">
            <text:p>30</text:p>
          </table:table-cell>
          <table:table-cell/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22</text:p>
          </table:table-cell>
          <table:table-cell office:value-type="string">
            <text:p>7 wonders duel</text:p>
          </table:table-cell>
          <table:table-cell table:number-columns-repeated="2" office:value-type="string">
            <text:p>2</text:p>
          </table:table-cell>
          <table:table-cell table:number-columns-repeated="2" office:value-type="string">
            <text:p>30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23</text:p>
          </table:table-cell>
          <table:table-cell office:value-type="string">
            <text:p>Jaipur</text:p>
          </table:table-cell>
          <table:table-cell table:number-columns-repeated="2" office:value-type="string">
            <text:p>2</text:p>
          </table:table-cell>
          <table:table-cell table:number-columns-repeated="2" office:value-type="string">
            <text:p>30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24</text:p>
          </table:table-cell>
          <table:table-cell office:value-type="string">
            <text:p>Complot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table:number-columns-repeated="2" office:value-type="string">
            <text:p>15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25</text:p>
          </table:table-cell>
          <table:table-cell office:value-type="string">
            <text:p>Distant sun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2" office:value-type="string">
            <text:p>25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26</text:p>
          </table:table-cell>
          <table:table-cell office:value-type="string">
            <text:p>Age of war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15</text:p>
          </table:table-cell>
          <table:table-cell office:value-type="string">
            <text:p>30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27</text:p>
          </table:table-cell>
          <table:table-cell office:value-type="string">
            <text:p>Pulsar 2849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2" office:value-type="string">
            <text:p>90</text:p>
          </table:table-cell>
          <table:table-cell/>
          <table:table-cell office:value-type="string">
            <text:p>0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28</text:p>
          </table:table-cell>
          <table:table-cell office:value-type="string">
            <text:p>Service compris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table:number-columns-repeated="2" office:value-type="string">
            <text:p>45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29</text:p>
          </table:table-cell>
          <table:table-cell office:value-type="string">
            <text:p>L'au-delà bouteille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table:number-columns-repeated="2" office:value-type="string">
            <text:p>60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30</text:p>
          </table:table-cell>
          <table:table-cell office:value-type="string">
            <text:p>Les charlatans de Belcastel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2" office:value-type="string">
            <text:p>45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31</text:p>
          </table:table-cell>
          <table:table-cell office:value-type="string">
            <text:p>Raptor</text:p>
          </table:table-cell>
          <table:table-cell table:number-columns-repeated="2" office:value-type="string">
            <text:p>2</text:p>
          </table:table-cell>
          <table:table-cell table:number-columns-repeated="2" office:value-type="string">
            <text:p>30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32</text:p>
          </table:table-cell>
          <table:table-cell office:value-type="string">
            <text:p>Rick et Morty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30</text:p>
          </table:table-cell>
          <table:table-cell office:value-type="string">
            <text:p>45</text:p>
          </table:table-cell>
          <table:table-cell/>
          <table:table-cell office:value-type="string">
            <text:p>0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33</text:p>
          </table:table-cell>
          <table:table-cell office:value-type="string">
            <text:p>Diamant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table:number-columns-repeated="2" office:value-type="string">
            <text:p>30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34</text:p>
          </table:table-cell>
          <table:table-cell office:value-type="string">
            <text:p>Twilight inscription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90</text:p>
          </table:table-cell>
          <table:table-cell office:value-type="string">
            <text:p>120</text:p>
          </table:table-cell>
          <table:table-cell/>
          <table:table-cell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35</text:p>
          </table:table-cell>
          <table:table-cell office:value-type="string">
            <text:p>Yucata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2" office:value-type="string">
            <text:p>90</text:p>
          </table:table-cell>
          <table:table-cell/>
          <table:table-cell office:value-type="string">
            <text:p>0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36</text:p>
          </table:table-cell>
          <table:table-cell office:value-type="string">
            <text:p>Dice forg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2" office:value-type="string">
            <text:p>60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37</text:p>
          </table:table-cell>
          <table:table-cell office:value-type="string">
            <text:p>Exploding kittens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table:number-columns-repeated="2" office:value-type="string">
            <text:p>15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38</text:p>
          </table:table-cell>
          <table:table-cell office:value-type="string">
            <text:p>Ankh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60</text:p>
          </table:table-cell>
          <table:table-cell office:value-type="string">
            <text:p>120</text:p>
          </table:table-cell>
          <table:table-cell/>
          <table:table-cell office:value-type="string">
            <text:p>0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39</text:p>
          </table:table-cell>
          <table:table-cell office:value-type="string">
            <text:p>Super fantasy brawl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0</text:p>
          </table:table-cell>
          <table:table-cell office:value-type="string">
            <text:p>90</text:p>
          </table:table-cell>
          <table:table-cell/>
          <table:table-cell office:value-type="string">
            <text:p>0</text:p>
          </table:table-cell>
          <table:table-cell table:number-columns-repeated="2"/>
          <table:table-cell office:value-type="string">
            <text:p>2</text:p>
          </table:table-cell>
          <table:table-cell table:number-columns-repeated="1013"/>
        </table:table-row>
        <table:table-row table:style-name="ro2">
          <table:table-cell office:value-type="string">
            <text:p>40</text:p>
          </table:table-cell>
          <table:table-cell office:value-type="string">
            <text:p>L'ordre de Veieil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90</text:p>
          </table:table-cell>
          <table:table-cell office:value-type="string">
            <text:p>240</text:p>
          </table:table-cell>
          <table:table-cell/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41</text:p>
          </table:table-cell>
          <table:table-cell office:value-type="string">
            <text:p>Museum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90</text:p>
          </table:table-cell>
          <table:table-cell office:value-type="string">
            <text:p>180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42</text:p>
          </table:table-cell>
          <table:table-cell office:value-type="string">
            <text:p>Challengers 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table:number-columns-repeated="2" office:value-type="string">
            <text:p>45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43</text:p>
          </table:table-cell>
          <table:table-cell office:value-type="string">
            <text:p>Challengers 2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table:number-columns-repeated="2" office:value-type="string">
            <text:p>45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44</text:p>
          </table:table-cell>
          <table:table-cell office:value-type="string">
            <text:p>Orichalqu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2" office:value-type="string">
            <text:p>45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45</text:p>
          </table:table-cell>
          <table:table-cell office:value-type="string">
            <text:p>Season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2" office:value-type="string">
            <text:p>60</text:p>
          </table:table-cell>
          <table:table-cell/>
          <table:table-cell office:value-type="string">
            <text:p>0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46</text:p>
          </table:table-cell>
          <table:table-cell office:value-type="string">
            <text:p>Hit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table:number-columns-repeated="2" office:value-type="string">
            <text:p>15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47</text:p>
          </table:table-cell>
          <table:table-cell office:value-type="string">
            <text:p>Mot malin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table:number-columns-repeated="2" office:value-type="string">
            <text:p>10</text:p>
          </table:table-cell>
          <table:table-cell/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48</text:p>
          </table:table-cell>
          <table:table-cell office:value-type="string">
            <text:p>Paquet de chips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table:number-columns-repeated="2" office:value-type="string">
            <text:p>15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49</text:p>
          </table:table-cell>
          <table:table-cell office:value-type="string">
            <text:p>Welcome to the dunge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2" office:value-type="string">
            <text:p>30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50</text:p>
          </table:table-cell>
          <table:table-cell office:value-type="string">
            <text:p>Twin it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table:number-columns-repeated="2" office:value-type="string">
            <text:p>20</text:p>
          </table:table-cell>
          <table:table-cell/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51</text:p>
          </table:table-cell>
          <table:table-cell office:value-type="string">
            <text:p>Love letter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table:number-columns-repeated="2" office:value-type="string">
            <text:p>20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52</text:p>
          </table:table-cell>
          <table:table-cell office:value-type="string">
            <text:p>Sushi go party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table:number-columns-repeated="2" office:value-type="string">
            <text:p>30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53</text:p>
          </table:table-cell>
          <table:table-cell office:value-type="string">
            <text:p>Libertalia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table:number-columns-repeated="2" office:value-type="string">
            <text:p>45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54</text:p>
          </table:table-cell>
          <table:table-cell office:value-type="string">
            <text:p>Paleo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45</text:p>
          </table:table-cell>
          <table:table-cell office:value-type="string">
            <text:p>60</text:p>
          </table:table-cell>
          <table:table-cell/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55</text:p>
          </table:table-cell>
          <table:table-cell office:value-type="string">
            <text:p>Carnival of monsters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table:number-columns-repeated="2" office:value-type="string">
            <text:p>60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56</text:p>
          </table:table-cell>
          <table:table-cell office:value-type="string">
            <text:p>Chateau combo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table:number-columns-repeated="2" office:value-type="string">
            <text:p>25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57</text:p>
          </table:table-cell>
          <table:table-cell office:value-type="string">
            <text:p>Fantasy realms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table:number-columns-repeated="2" office:value-type="string">
            <text:p>20</text:p>
          </table:table-cell>
          <table:table-cell/>
          <table:table-cell office:value-type="string">
            <text:p>0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58</text:p>
          </table:table-cell>
          <table:table-cell office:value-type="string">
            <text:p>Not alone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30</text:p>
          </table:table-cell>
          <table:table-cell office:value-type="string">
            <text:p>45</text:p>
          </table:table-cell>
          <table:table-cell/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59</text:p>
          </table:table-cell>
          <table:table-cell office:value-type="string">
            <text:p>Last message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table:number-columns-repeated="2" office:value-type="string">
            <text:p>15</text:p>
          </table:table-cell>
          <table:table-cell/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60</text:p>
          </table:table-cell>
          <table:table-cell office:value-type="string">
            <text:p>Donuts</text:p>
          </table:table-cell>
          <table:table-cell table:number-columns-repeated="2" office:value-type="string">
            <text:p>2</text:p>
          </table:table-cell>
          <table:table-cell table:number-columns-repeated="2" office:value-type="string">
            <text:p>15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61</text:p>
          </table:table-cell>
          <table:table-cell office:value-type="string">
            <text:p>Yokai no mori</text:p>
          </table:table-cell>
          <table:table-cell table:number-columns-repeated="2" office:value-type="string">
            <text:p>2</text:p>
          </table:table-cell>
          <table:table-cell table:number-columns-repeated="2" office:value-type="string">
            <text:p>15</text:p>
          </table:table-cell>
          <table:table-cell/>
          <table:table-cell office:value-type="string">
            <text:p>0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62</text:p>
          </table:table-cell>
          <table:table-cell office:value-type="string">
            <text:p>Code name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15</text:p>
          </table:table-cell>
          <table:table-cell office:value-type="string">
            <text:p>60</text:p>
          </table:table-cell>
          <table:table-cell/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63</text:p>
          </table:table-cell>
          <table:table-cell office:value-type="string">
            <text:p>Look at the stars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table:number-columns-repeated="2" office:value-type="string">
            <text:p>20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64</text:p>
          </table:table-cell>
          <table:table-cell office:value-type="string">
            <text:p>Vol de nuit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table:number-columns-repeated="2" office:value-type="string">
            <text:p>30</text:p>
          </table:table-cell>
          <table:table-cell/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65</text:p>
          </table:table-cell>
          <table:table-cell office:value-type="string">
            <text:p>Last bottle of rum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table:number-columns-repeated="2" office:value-type="string">
            <text:p>60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66</text:p>
          </table:table-cell>
          <table:table-cell office:value-type="string">
            <text:p>Lost sea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2" office:value-type="string">
            <text:p>20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67</text:p>
          </table:table-cell>
          <table:table-cell office:value-type="string">
            <text:p>Jamaica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table:number-columns-repeated="2" office:value-type="string">
            <text:p>50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68</text:p>
          </table:table-cell>
          <table:table-cell office:value-type="string">
            <text:p>Wingspan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table:number-columns-repeated="2" office:value-type="string">
            <text:p>60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71</text:p>
          </table:table-cell>
          <table:table-cell office:value-type="string">
            <text:p>La casa de Papel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table:number-columns-repeated="2" office:value-type="string">
            <text:p>6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1013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time-style style:name="N106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6">26/03/2025</text:date>, <text:time>16:1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3-26T16:18:24.79</dc:date>
    <dc:creator>Julien Pibarot</dc:creator>
    <meta:document-statistic meta:table-count="1" meta:cell-count="660" meta:object-count="0"/>
    <meta:generator>OpenOffice/4.1.11$Win32 OpenOffice.org_project/4111m1$Build-9808</meta:generator>
  </office:meta>
</office:document-meta>
</file>